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8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9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1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2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1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1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a327d"/>
    </style:style>
    <style:style style:name="P18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19" style:family="paragraph" style:parent-style-name="Standard">
      <style:text-properties officeooo:rsid="0017007b" officeooo:paragraph-rsid="0012c5e1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>
      <style:text-properties style:font-name="Arial1" fo:font-size="11pt" fo:font-weight="normal" officeooo:rsid="0017007b" officeooo:paragraph-rsid="001c5f2c" style:font-size-asian="10.5pt" style:font-weight-asian="normal" style:font-weight-complex="normal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c5f2c" style:font-size-asian="12pt" style:font-size-complex="12pt"/>
    </style:style>
    <style:style style:name="P28" style:family="paragraph" style:parent-style-name="Text_20_body">
      <style:paragraph-properties fo:margin-top="0cm" fo:margin-bottom="0.212cm" style:contextual-spacing="false" fo:text-align="start" style:justify-single-word="false"/>
      <style:text-properties officeooo:paragraph-rsid="001c5f2c"/>
    </style:style>
    <style:style style:name="P29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c5f2c" style:font-size-asian="10.5pt" style:font-weight-asian="normal" style:font-weight-complex="normal"/>
    </style:style>
    <style:style style:name="P30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1e54b" officeooo:paragraph-rsid="001c5f2c" style:font-size-asian="10.5pt" style:font-weight-asian="normal" style:font-weight-complex="normal"/>
    </style:style>
    <style:style style:name="P3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a327d" officeooo:paragraph-rsid="001a327d"/>
    </style:style>
    <style:style style:name="P32" style:family="paragraph" style:parent-style-name="Table_20_Contents">
      <style:paragraph-properties fo:text-align="center" style:justify-single-word="false"/>
      <style:text-properties fo:font-style="normal" officeooo:rsid="00170747" officeooo:paragraph-rsid="001c5f2c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c5f2c" style:font-style-asian="normal" style:font-weight-asian="bold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80" fo:font-style="normal" officeooo:paragraph-rsid="001c5f2c" style:font-style-asian="normal" style:font-style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65cbb"/>
    </style:style>
    <style:style style:name="T8" style:family="text">
      <style:text-properties officeooo:rsid="000f9289"/>
    </style:style>
    <style:style style:name="T9" style:family="text">
      <style:text-properties officeooo:rsid="001062cd"/>
    </style:style>
    <style:style style:name="T10" style:family="text">
      <style:text-properties officeooo:rsid="0017007b"/>
    </style:style>
    <style:style style:name="T11" style:family="text">
      <style:text-properties officeooo:rsid="0012c5e1"/>
    </style:style>
    <style:style style:name="T12" style:family="text">
      <style:text-properties officeooo:rsid="00153f50"/>
    </style:style>
    <style:style style:name="T13" style:family="text">
      <style:text-properties officeooo:rsid="00179ce1"/>
    </style:style>
    <style:style style:name="T14" style:family="text">
      <style:text-properties officeooo:rsid="00182c82"/>
    </style:style>
    <style:style style:name="T15" style:family="text">
      <style:text-properties officeooo:rsid="00188338"/>
    </style:style>
    <style:style style:name="T16" style:family="text">
      <style:text-properties officeooo:rsid="001a327d"/>
    </style:style>
    <style:style style:name="T17" style:family="text">
      <style:text-properties officeooo:rsid="001ad30b"/>
    </style:style>
    <style:style style:name="T18" style:family="text">
      <style:text-properties style:font-name="Arial1" fo:font-size="11pt" fo:font-weight="normal" officeooo:rsid="0018006c" style:font-size-asian="10.5pt" style:font-weight-asian="normal" style:font-weight-complex="normal"/>
    </style:style>
    <style:style style:name="T19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20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21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22" style:family="text">
      <style:text-properties style:font-name="Arial1" fo:font-size="11pt" fo:font-weight="normal" officeooo:rsid="001c5f2c" style:font-size-asian="10.5pt" style:font-weight-asian="normal" style:font-weight-complex="normal"/>
    </style:style>
    <style:style style:name="T23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24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5" style:family="text">
      <style:text-properties officeooo:rsid="001d7efe"/>
    </style:style>
    <style:style style:name="T26" style:family="text">
      <style:text-properties officeooo:rsid="001c5f2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1"><text:span text:style-name="T6">UT4. </text:span><text:span text:style-name="T9">Prueba práctica. Recuperación. Parte 1</text:span></text:p>
      <text:p text:style-name="P23"/>
      <text:p text:style-name="P23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Dirección </text:p>
          </table:table-cell>
          <table:table-cell table:style-name="Tabla7.B1" office:value-type="string">
            <text:p text:style-name="P3">Clase</text:p>
          </table:table-cell>
        </table:table-row>
        <table:table-row>
          <table:table-cell table:style-name="Tabla7.A8" office:value-type="string">
            <text:p text:style-name="P12">1.3.45.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7">192</text:span>.<text:span text:style-name="T7">23</text:span>.<text:span text:style-name="T8">2</text:span>1.<text:span text:style-name="T8">5</text:span>1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3">17</text:span>3.11.35.<text:span text:style-name="T7">2</text:span>3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8">15</text:span>.1<text:span text:style-name="T13">5</text:span>.<text:span text:style-name="T7">2</text:span>3.<text:span text:style-name="T7">15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6" office:value-type="string">
            <text:p text:style-name="P11"><text:span text:style-name="T7">223</text:span>.3<text:span text:style-name="T13">4</text:span>.1<text:span text:style-name="T13">1</text:span>2.<text:span text:style-name="T13">2</text:span>3</text:p>
          </table:table-cell>
          <table:table-cell table:style-name="Tabla7.B6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3">0000</text:span>01000010000100101100<text:span text:style-name="T7">1111111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8">10</text:span>011111100111000001110000101100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9" office:value-type="string">
            <text:p text:style-name="P11"><text:span text:style-name="T7">1111</text:span>0101000010000111110100100010</text:p>
          </table:table-cell>
          <table:table-cell table:style-name="Tabla7.B9" office:value-type="string">
            <text:p text:style-name="P4"/>
          </table:table-cell>
        </table:table-row>
      </table:table>
      <text:p text:style-name="P2"/>
      <text:p text:style-name="Standard"><text:span text:style-name="T8">2</text:span>. Dadas las siguientes direcciones IP <text:span text:style-name="T8">con clase </text:span>completar la tabla con las direcciones de red a la que pertenecen los equipos, la dirección de broadcast de la red del equipo y el número de equipos que <text:span text:style-name="T14">se pueden direccionar</text:span>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Dirección </text:p>
          </table:table-cell>
          <table:table-cell table:style-name="Tabla9.A1" office:value-type="string">
            <text:p text:style-name="P3">Dirección de red</text:p>
          </table:table-cell>
          <table:table-cell table:style-name="Tabla9.A1" office:value-type="string">
            <text:p text:style-name="P3">Dirección de broadcast </text:p>
          </table:table-cell>
          <table:table-cell table:style-name="Tabla9.D1" office:value-type="string">
            <text:p text:style-name="P3">Número de equipos</text:p>
          </table:table-cell>
        </table:table-row>
        <table:table-row>
          <table:table-cell table:style-name="Tabla9.A3" office:value-type="string">
            <text:p text:style-name="P14"><text:span text:style-name="T14">180</text:span>.<text:span text:style-name="T14">1</text:span>35.<text:span text:style-name="T14">4</text:span>4.1<text:span text:style-name="T14">0</text:span></text:p>
          </table:table-cell>
          <table:table-cell table:style-name="Tabla9.B2" office:value-type="string">
            <text:p text:style-name="P6"/>
          </table:table-cell>
          <table:table-cell table:style-name="Tabla9.C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>
          <table:table-cell table:style-name="Tabla9.A3" office:value-type="string">
            <text:p text:style-name="P14"><text:span text:style-name="T14">203</text:span>.24.1<text:span text:style-name="T14">1</text:span>3.<text:span text:style-name="T14">3</text:span></text:p>
          </table:table-cell>
          <table:table-cell table:style-name="Tabla9.B3" office:value-type="string">
            <text:p text:style-name="P6"/>
          </table:table-cell>
          <table:table-cell table:style-name="Tabla9.C3" office:value-type="string">
            <text:p text:style-name="P6"/>
          </table:table-cell>
          <table:table-cell table:style-name="Tabla9.D3" office:value-type="string">
            <text:p text:style-name="P6"/>
          </table:table-cell>
        </table:table-row>
        <table:table-row>
          <table:table-cell table:style-name="Tabla9.A4" office:value-type="string">
            <text:p text:style-name="P13"><text:span text:style-name="T14">011</text:span>101000010<text:span text:style-name="T14">11</text:span>010010110010000001</text:p>
          </table:table-cell>
          <table:table-cell table:style-name="Tabla9.B4" office:value-type="string">
            <text:p text:style-name="P6"/>
          </table:table-cell>
          <table:table-cell table:style-name="Tabla9.C4" office:value-type="string">
            <text:p text:style-name="P6"/>
          </table:table-cell>
          <table:table-cell table:style-name="Tabla9.D4" office:value-type="string">
            <text:p text:style-name="P6"/>
          </table:table-cell>
        </table:table-row>
      </table:table>
      <text:p text:style-name="Standard"/>
      <text:p text:style-name="P19"><text:span text:style-name="T11">3</text:span>. Indicar a que tipo de direcciones <text:span text:style-name="T12">y el alcance </text:span><text:s/>de las siguientes <text:span text:style-name="T12">direcciones IPv6</text:span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Dirección IPv6</text:p>
          </table:table-cell>
          <table:table-cell table:style-name="Table1.A1" office:value-type="string">
            <text:p text:style-name="P8">Tipo</text:p>
          </table:table-cell>
          <table:table-cell table:style-name="Table1.C1" office:value-type="string">
            <text:p text:style-name="P10">Alcance</text:p>
          </table:table-cell>
        </table:table-row>
        <table:table-row>
          <table:table-cell table:style-name="Table1.A2" office:value-type="string">
            <text:p text:style-name="P17"><text:span text:style-name="T16">0</text:span>::<text:span text:style-name="T16">0:1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31">fe90:a56:11aa::efa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15">f<text:span text:style-name="T16">d1</text:span>1::30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5" office:value-type="string">
            <text:p text:style-name="P16"><text:span text:style-name="T15">3</text:span>a00:1450:4007:803::1017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15"><text:span text:style-name="T15">fe80</text:span>:a:b:17c2::1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</table:table-row>
      </table:table>
      <text:p text:style-name="P20"/>
      <text:p text:style-name="P21"><text:span text:style-name="T11">4</text:span>. <text:span text:style-name="T10">Comprimir al máximo las siguientes direcciones IPv6</text:span></text:p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irección IPv6</text:p>
          </table:table-cell>
          <table:table-cell table:style-name="Table2.B1" office:value-type="string">
            <text:p text:style-name="P9">Dirección IPv6 Comprimida</text:p>
          </table:table-cell>
        </table:table-row>
        <table:table-row>
          <table:table-cell table:style-name="Table2.A3" office:value-type="string">
            <text:p text:style-name="P18"><text:span text:style-name="T17">0</text:span>00<text:span text:style-name="T9">0</text:span>:0ac5:0000:0000:00<text:span text:style-name="T9">00</text:span>:0000:<text:span text:style-name="T17">0</text:span>000:0001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8"><text:span text:style-name="T17">Fca5</text:span>:0000:<text:span text:style-name="T17">0000:</text:span>0000:00<text:span text:style-name="T17">12</text:span>:0000:0<text:span text:style-name="T9">f</text:span>00:1fe5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4" office:value-type="string">
            <text:p text:style-name="P18"><text:span text:style-name="T17">3</text:span>001:0<text:span text:style-name="T17">00</text:span>a:3000:0000:0000:0<text:span text:style-name="T9">00</text:span>5:<text:span text:style-name="T17">0000</text:span>:00<text:span text:style-name="T17">0</text:span>f</text:p>
          </table:table-cell>
          <table:table-cell table:style-name="Table2.B4" office:value-type="string">
            <text:p text:style-name="P5"/>
          </table:table-cell>
        </table:table-row>
        <text:soft-page-break/>
        <table:table-row>
          <table:table-cell table:style-name="Table2.A5" office:value-type="string">
            <text:p text:style-name="P18"><text:span text:style-name="T17">2</text:span>000:0000:0000:0000:0000:0000:<text:span text:style-name="T17">1</text:span>0<text:span text:style-name="T9">25</text:span>:0<text:span text:style-name="T17">00</text:span>3</text:p>
          </table:table-cell>
          <table:table-cell table:style-name="Table2.B5" office:value-type="string">
            <text:p text:style-name="P5"/>
          </table:table-cell>
        </table:table-row>
      </table:table>
      <text:p text:style-name="P22"/>
      <text:p text:style-name="Standard"/>
      <text:p text:style-name="P28"><text:span text:style-name="T22">6</text:span><text:span text:style-name="T19">. </text:span><text:span text:style-name="T20">Una organización que tiene asignada la dirección IP </text:span><text:span text:style-name="T19">de rec de clase </text:span><text:span text:style-name="T21">B</text:span><text:span text:style-name="T20"> 1</text:span><text:span text:style-name="T21">7</text:span><text:span text:style-name="T19">5</text:span><text:span text:style-name="T20">.</text:span><text:span text:style-name="T21">24</text:span><text:span text:style-name="T20">.</text:span><text:span text:style-name="T21">0</text:span><text:span text:style-name="T20">.0 nos encarga su división en </text:span><text:span text:style-name="T23">tres</text:span><text:span text:style-name="T24"> subredes</text:span><text:span text:style-name="T20">. Responde a las siguientes preguntas</text:span></text:p>
      <text:p text:style-name="P29">¿Cuantos bits debemos tomar de la parte de host para poder crear <text:span text:style-name="T26">3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/>
          </table:table-cell>
        </table:table-row>
      </table:table>
      <text:p text:style-name="P29"/>
      <text:p text:style-name="P29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7"/>
          </table:table-cell>
        </table:table-row>
      </table:table>
      <text:p text:style-name="P30"/>
      <text:p text:style-name="P29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7"/>
          </table:table-cell>
        </table:table-row>
      </table:table>
      <text:p text:style-name="P30"/>
      <text:p text:style-name="P29">¿Como quedará expresada la dirección IP de <text:span text:style-name="T25">la segunda sub</text:span>red en notación CIDR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7"/>
          </table:table-cell>
        </table:table-row>
      </table:table>
      <text:p text:style-name="P29"/>
      <text:p text:style-name="P29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2">Subred</text:p>
          </table:table-cell>
          <table:table-cell table:style-name="Tabla6.A1" office:value-type="string">
            <text:p text:style-name="P32">Dirección de subred</text:p>
          </table:table-cell>
          <table:table-cell table:style-name="Tabla6.A1" office:value-type="string">
            <text:p text:style-name="P32">Dirección de difusión</text:p>
          </table:table-cell>
          <table:table-cell table:style-name="Tabla6.D1" office:value-type="string">
            <text:p text:style-name="P32">Rango de la subred</text:p>
          </table:table-cell>
        </table:table-row>
        <table:table-row>
          <table:table-cell table:style-name="Tabla6.A2" office:value-type="string">
            <text:p text:style-name="P33">0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3">1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3">2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</table:table>
      <text:p text:style-name="P29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. </text:span><text:span text:style-name="MT3">Recuperación</text:span><text:span text:style-name="MT2"> – </text:span><text:span text:style-name="MT4">parte 1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3-11T08:05:22.152837463</dc:date>
    <dc:creator>ivan </dc:creator>
    <meta:editing-duration>PT5H49M56S</meta:editing-duration>
    <meta:editing-cycles>49</meta:editing-cycles>
    <meta:generator>LibreOffice/4.2.7.2$Linux_X86_64 LibreOffice_project/420m0$Build-2</meta:generator>
    <meta:document-statistic meta:table-count="9" meta:image-count="1" meta:object-count="0" meta:page-count="2" meta:paragraph-count="51" meta:word-count="228" meta:character-count="1691" meta:non-whitespace-character-count="1507"/>
  </office:meta>
</office:document-meta>
</file>